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</text:h>
      <text:p text:style-name="P2">In this example, a new numbered list will be added after this paragraph.</text:p>
      <text:list text:style-name="L11" delta:insertion-change-idref="I" delta:insertion-type="insert-with-content">
        <text:list-item>
          <text:p text:style-name="P2"><text:span text:style-name="T1">This is item 1</text:span></text:p>
        </text:list-item>
        <text:list-item>
          <text:p text:style-name="P2"><text:span text:style-name="T1">This is item 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0:41:18</dc:date>
    <meta:creation-date>2010-06-24T11:17:02</meta:creation-date>
    <dc:creator>Tristan Mitchell</dc:creator>
  </office:meta>
</office:document-meta>
</file>